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cb16" officeooo:paragraph-rsid="000ccb16"/>
    </style:style>
    <style:style style:name="P2" style:family="paragraph" style:parent-style-name="Text_20_body">
      <style:text-properties officeooo:paragraph-rsid="000ccb16"/>
    </style:style>
    <style:style style:name="P3" style:family="paragraph" style:parent-style-name="Text_20_body">
      <style:text-properties officeooo:rsid="000dee3f" officeooo:paragraph-rsid="000dee3f"/>
    </style:style>
    <style:style style:name="P4" style:family="paragraph" style:parent-style-name="Heading_20_3">
      <style:text-properties officeooo:rsid="000ccb16" officeooo:paragraph-rsid="000ccb16"/>
    </style:style>
    <style:style style:name="P5" style:family="paragraph" style:parent-style-name="Title">
      <style:text-properties officeooo:rsid="000ccb16" officeooo:paragraph-rsid="000ccb16"/>
    </style:style>
    <style:style style:name="T1" style:family="text">
      <style:text-properties officeooo:rsid="000cc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TC322 Assignment 1</text:p>
      <text:p text:style-name="P1">The assignment is run by using Java or a Java IDE or Compiler to run the "TestAccounts.class" java file. All Java Documentations can be found under "/doc/", with the default/home page being "index.html" available in the "/doc" directory.</text:p>
      <text:h text:style-name="P4" text:outline-level="3">Task 1 Discussion</text:h>
      <text:p text:style-name="P2"><text:span text:style-name="T1"><text:tab/>The hardest section of this task was correctly implementing a unique ID, despite potentially being called at the same time and by different subclasses. I chose to use an "AtomicInteger" which has a significantly lower chance of creating two ID's at the same time, without spending days on a correct algorithm. It is safe to assume that the AtomicInteger will work as needed for the purposes of this assignment.</text:span></text:p>
      <text:p text:style-name="P2"><text:span text:style-name="T1"><text:tab/>Other than the UID task, I had little difficulty with this section.</text:span></text:p>
      <text:h text:style-name="P4" text:outline-level="3">Task 2 Discussion</text:h>
      <text:p text:style-name="P2"><text:span text:style-name="T1"><text:tab/>I had no difficulty with this task. The algorithms were easy enough to construct and only required a basic understanding of the principles of java and mathematics.</text:span></text:p>
      <text:h text:style-name="P4" text:outline-level="3">Task 3 Discussion</text:h>
      <text:p text:style-name="P2"><text:span text:style-name="T1"><text:tab/>As with Task 2, I had little difficulty with this task. I had slight issues in properly setting out the withdraw and balance, as potential issues could arise if they deducted the transaction fee first, however this was easily fixed.</text:span></text:p>
      <text:h text:style-name="P4" text:outline-level="3">Task 4 Discussion</text:h>
      <text:p text:style-name="P2"><text:span text:style-name="T1"><text:tab/>I had some difficulties with this task, as I was unaware of the "instanceof" operator at first, however once I had become aware of it the majority of the task was easily accomplished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S</text:span>cott Gardner</text:p>
      <text:p text:style-name="P3">114898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4</meta:editing-cycles>
    <meta:generator>LibreOffice/4.1.1.2$Windows_x86 LibreOffice_project/7e4286b58adc75a14f6d83f53a03b6c11fa2903</meta:generator>
    <dc:date>2014-03-24T17:15:28.589000000</dc:date>
    <dc:creator>Scott Gardner</dc:creator>
    <meta:document-statistic meta:table-count="0" meta:image-count="0" meta:object-count="0" meta:page-count="1" meta:paragraph-count="13" meta:word-count="237" meta:character-count="1405" meta:non-whitespace-character-count="1176"/>
    <meta:user-defined meta:name="Info 1"/>
    <meta:user-defined meta:name="Info 2"/>
    <meta:user-defined meta:name="Info 3"/>
    <meta:user-defined meta:name="Info 4"/>
  </office:meta>
</office:document-meta>
</file>